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5" style:family="table-cell" style:parent-style-name="Default" style:data-style-name="N0">
      <style:table-cell-properties fo:border-top="none" fo:border-bottom="thin solid #000000" fo:border-left="thick solid #000000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ck solid #000000"/>
      <style:text-properties fo:color="#FF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/>
    </style:style>
    <style:style style:name="ce17" style:family="table-cell" style:parent-style-name="Default" style:data-style-name="N0">
      <style:table-cell-properties fo:border-top="thin solid #000000" fo:border-bottom="none" fo:border-left="thick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background-color="#FFFFFF"/>
    </style:style>
    <style:style style:name="ce21" style:family="table-cell" style:parent-style-name="Default" style:data-style-name="N0">
      <style:table-cell-properties fo:border-top="thin double #000000" fo:border-bottom="thin solid #000000" fo:border-left="thick solid #000000" fo:border-right="thin solid #000000"/>
    </style:style>
    <style:style style:name="ce22" style:family="table-cell" style:parent-style-name="Default" style:data-style-name="N0">
      <style:table-cell-properties fo:border-top="thin double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24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automatic" fo:background-color="#FFFFFF"/>
    </style:style>
    <style:style style:name="ce25" style:family="table-cell" style:parent-style-name="Default" style:data-style-name="N0">
      <style:table-cell-properties fo:border-top="thin solid #000000" fo:border-bottom="thin double #000000" fo:border-left="thick solid #000000" fo:border-right="thin solid #000000"/>
    </style:style>
    <style:style style:name="ce26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28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wrap-option="wrap" fo:background-color="#FFFFFF"/>
    </style:style>
    <style:style style:name="ce29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automatic" fo:wrap-option="wrap" fo:background-color="#FFFFFF"/>
    </style:style>
    <style:style style:name="ce30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33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automatic" fo:background-color="#FFFFFF"/>
    </style:style>
    <style:style style:name="ce34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35" style:family="table-cell" style:parent-style-name="Default" style:data-style-name="N0">
      <style:table-cell-properties fo:border-top="thick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thick solid #000000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ck solid #000000" fo:border-bottom="thin solid #000000" fo:border-left="thin solid #000000" fo:border-right="none" style:vertical-align="automatic" fo:background-color="#FFFFFF"/>
    </style:style>
    <style:style style:name="ce38" style:family="table-cell" style:parent-style-name="Default" style:data-style-name="N0">
      <style:table-cell-properties fo:border-top="thick solid #000000" fo:border-bottom="thick solid #000000" fo:border-left="thick solid #000000" fo:border-right="thin solid #000000"/>
    </style:style>
    <style:style style:name="ce39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thick solid #000000" fo:border-bottom="thick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ck solid #000000" fo:border-bottom="thick solid #000000" fo:border-left="thin solid #000000" fo:border-right="none" style:vertical-align="automatic" fo:background-color="#FFFFFF"/>
    </style:style>
    <style:style style:name="ce42" style:family="table-cell" style:parent-style-name="Default" style:data-style-name="N0">
      <style:table-cell-properties fo:border-top="thin solid #000000" fo:border-bottom="thick solid #000000" fo:border-left="thin solid #000000" fo:border-right="none"/>
      <style:text-properties fo:color="#FF0000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ED7D31"/>
    </style:style>
    <style:style style:name="ce44" style:family="table-cell" style:parent-style-name="Default" style:data-style-name="N0">
      <style:table-cell-properties fo:border="thin solid #000000"/>
      <style:text-properties fo:color="#ED7D31"/>
    </style:style>
    <style:style style:name="ce45" style:family="table-cell" style:parent-style-name="Default" style:data-style-name="N0">
      <style:table-cell-properties fo:border-top="thin double #000000" fo:border-bottom="thin double #000000" fo:border-left="thick solid #000000" fo:border-right="thin solid #000000"/>
    </style:style>
    <style:style style:name="ce46" style:family="table-cell" style:parent-style-name="Default" style:data-style-name="N0">
      <style:table-cell-properties fo:border-top="thin double #000000" fo:border-bottom="thin double #000000" fo:border-left="none" fo:border-right="thin solid #000000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double #000000" fo:border-bottom="thin double #000000" fo:border-left="thin solid #000000" fo:border-right="thin solid #000000"/>
    </style:style>
    <style:style style:name="ce48" style:family="table-cell" style:parent-style-name="Default" style:data-style-name="N0">
      <style:table-cell-properties fo:border-top="thin double #000000" fo:border-bottom="thin double #000000" fo:border-left="thin solid #000000" fo:border-right="none" style:vertical-align="automatic" fo:background-color="#FFFFFF"/>
    </style:style>
    <style:style style:name="ce49" style:family="table-cell" style:parent-style-name="Default" style:data-style-name="N0">
      <style:table-cell-properties fo:border-top="thin double #000000" fo:border-bottom="thick solid #000000" fo:border-left="thick solid #000000" fo:border-right="thin solid #000000"/>
    </style:style>
    <style:style style:name="ce50" style:family="table-cell" style:parent-style-name="Default" style:data-style-name="N0">
      <style:table-cell-properties fo:border-top="thin double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thin double #000000" fo:border-bottom="thick solid #000000" fo:border-left="thin solid #000000" fo:border-right="thin solid #000000"/>
    </style:style>
    <style:style style:name="ce52" style:family="table-cell" style:parent-style-name="Default" style:data-style-name="N0">
      <style:table-cell-properties fo:border-top="thin double #000000" fo:border-bottom="thick solid #000000" fo:border-left="thin solid #000000" fo:border-right="none" style:vertical-align="automatic" fo:wrap-option="wrap" fo:background-color="#FFFFFF"/>
    </style:style>
    <style:style style:name="ce53" style:family="table-cell" style:parent-style-name="Default" style:data-style-name="N0">
      <style:table-cell-properties fo:border-top="thin solid #000000" fo:border-bottom="thick solid #000000" fo:border-left="thin solid #000000" fo:border-right="thin solid #000000"/>
      <style:text-properties fo:color="#ED7D31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color="#FFC000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FFFF"/>
      <style:text-properties fo:color="#FFC000"/>
    </style:style>
    <style:style style:name="ce56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FFFF"/>
      <style:text-properties fo:color="#FFC000"/>
    </style:style>
    <style:style style:name="ce57" style:family="table-cell" style:parent-style-name="Default" style:data-style-name="N0">
      <style:table-cell-properties fo:border-top="thick solid #000000" fo:border-bottom="thin solid #000000" fo:border-left="thin solid #000000" fo:border-right="thick solid #000000"/>
      <style:text-properties fo:color="#00B050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thick solid #000000"/>
      <style:text-properties fo:color="#00B050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ck solid #000000"/>
      <style:text-properties fo:color="#00B050"/>
    </style:style>
    <style:style style:name="ce60" style:family="table-cell" style:parent-style-name="Default" style:data-style-name="N0">
      <style:table-cell-properties fo:border-top="thick solid #000000" fo:border-bottom="none" fo:border-left="thick solid #000000" fo:border-right="thin solid #000000"/>
    </style:style>
    <style:style style:name="ce61" style:family="table-cell" style:parent-style-name="Default" style:data-style-name="N0">
      <style:table-cell-properties fo:border-top="thick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thick solid #000000" fo:border-bottom="none" fo:border-left="thin solid #000000" fo:border-right="thin solid #000000"/>
    </style:style>
    <style:style style:name="ce63" style:family="table-cell" style:parent-style-name="Default" style:data-style-name="N0">
      <style:table-cell-properties fo:border-top="thin solid #000000" fo:border-bottom="thick solid #000000" fo:border-left="thin solid #000000" fo:border-right="thick solid #000000"/>
      <style:text-properties fo:color="#00B050"/>
    </style:style>
    <style:style style:name="ce64" style:family="table-cell" style:parent-style-name="Default" style:data-style-name="N0">
      <style:table-cell-properties fo:border-top="thick solid #000000" fo:border-bottom="thick solid #000000" fo:border-left="thin solid #000000" fo:border-right="thick solid #000000"/>
      <style:text-properties fo:color="#00B0F0"/>
    </style:style>
    <style:style style:name="ce65" style:family="table-cell" style:parent-style-name="Default" style:data-style-name="N0">
      <style:table-cell-properties fo:border-top="thick solid #000000" fo:border-bottom="thin solid #000000" fo:border-left="thin solid #000000" fo:border-right="thick solid #000000"/>
      <style:text-properties fo:color="#305496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305496"/>
    </style:style>
    <style:style style:name="ce67" style:family="table-cell" style:parent-style-name="Default" style:data-style-name="N0">
      <style:table-cell-properties fo:border-top="thin solid #000000" fo:border-bottom="thick solid #000000" fo:border-left="thin solid #000000" fo:border-right="thick solid #000000"/>
      <style:text-properties fo:color="#305496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9" style:family="table-cell" style:parent-style-name="Default" style:data-style-name="N0">
      <style:table-cell-properties fo:border-top="thick solid #000000" fo:border-bottom="none" fo:border-left="thin solid #000000" fo:border-right="none" style:vertical-align="automatic" fo:background-color="#FFFFFF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7030A0"/>
    </style:style>
    <style:style style:name="ce71" style:family="table-cell" style:parent-style-name="Default" style:data-style-name="N0">
      <style:table-cell-properties fo:border-top="thick solid #000000" fo:border-bottom="none" fo:border-left="thick solid #000000" fo:border-right="thin solid #000000" fo:background-color="transparent"/>
    </style:style>
    <style:style style:name="ce72" style:family="table-cell" style:parent-style-name="Default" style:data-style-name="N0">
      <style:table-cell-properties fo:border-top="thick solid #000000" fo:border-bottom="none" fo:border-left="none" fo:border-right="thin solid #000000" fo:background-color="transparent"/>
    </style:style>
    <style:style style:name="ce7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74" style:family="table-cell" style:parent-style-name="Default" style:data-style-name="N0">
      <style:table-cell-properties fo:border-top="none" fo:border-bottom="none" fo:border-left="thick solid #000000" fo:border-right="thin solid #000000" fo:background-color="transparent"/>
    </style:style>
    <style:style style:name="ce7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77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FFFF00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color="#7030A0"/>
    </style:style>
    <style:style style:name="ce79" style:family="table-cell" style:parent-style-name="Default" style:data-style-name="N0">
      <style:table-cell-properties fo:border-top="none" fo:border-bottom="none" fo:border-left="thick solid #000000" fo:border-right="thin solid #000000" fo:background-color="#FFFF00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81" style:family="table-cell" style:parent-style-name="Default" style:data-style-name="N0">
      <style:table-cell-properties fo:background-color="#FFFF00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/>
    </style:style>
    <style:style style:name="ce85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fo:border-top="thick solid #000000" fo:border-bottom="none" fo:border-left="thick solid #000000" fo:border-right="thin solid #000000" fo:background-color="#FFFF00"/>
    </style:style>
    <style:style style:name="ce8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#FFFF00"/>
    </style:style>
    <style:style style:name="ce89" style:family="table-cell" style:parent-style-name="Default" style:data-style-name="N0">
      <style:table-cell-properties fo:border-top="thick solid #000000" fo:border-bottom="none" fo:border-left="none" fo:border-right="thin solid #000000" fo:background-color="#FFFF00"/>
    </style:style>
    <style:style style:name="ce90" style:family="table-cell" style:parent-style-name="Default" style:data-style-name="N0">
      <style:table-cell-properties fo:border-top="thick solid #000000" fo:border-bottom="none" fo:border-left="none" fo:border-right="none" fo:background-color="#FFFF00"/>
    </style:style>
    <style:style style:name="ce91" style:family="table-cell" style:parent-style-name="Default" style:data-style-name="N0">
      <style:table-cell-properties fo:border-top="thick solid #000000" fo:border-bottom="none" fo:border-left="thin solid #000000" fo:border-right="none" style:vertical-align="automatic" fo:background-color="#FFFF00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fo:border-top="thick solid #000000" fo:border-bottom="thick solid #000000" fo:border-left="thick solid #000000" fo:border-right="thin solid #000000" fo:background-color="transparent"/>
    </style:style>
    <style:style style:name="ce95" style:family="table-cell" style:parent-style-name="Default" style:data-style-name="N0">
      <style:table-cell-properties fo:border-top="thick solid #000000" fo:border-bottom="thick solid #000000" fo:border-left="none" fo:border-right="thin solid #000000" fo:background-color="transparent"/>
    </style:style>
    <style:style style:name="ce96" style:family="table-cell" style:parent-style-name="Default" style:data-style-name="N0">
      <style:table-cell-properties fo:border-top="thick solid #000000" fo:border-bottom="thick solid #000000" fo:border-left="none" fo:border-right="non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15.1341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2">
            <text:p>월</text:p>
          </table:table-cell>
          <table:table-cell office:value-type="string" table:style-name="ce2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진행상태</text:p>
          </table:table-cell>
          <table:table-cell office:value-type="string" table:style-name="ce2">
            <text:p>성패</text:p>
          </table:table-cell>
          <table:table-cell office:value-type="string" table:style-name="ce2">
            <text:p>유형</text:p>
          </table:table-cell>
          <table:table-cell office:value-type="string" table:style-name="ce2">
            <text:p>제목</text:p>
          </table:table-cell>
          <table:table-cell office:value-type="string" table:style-name="ce2">
            <text:p>추가칼럼(from 컨플)</text:p>
          </table:table-cell>
          <table:table-cell office:value-type="string" table:style-name="ce2">
            <text:p>분기별</text:p>
          </table:table-cell>
          <table:table-cell office:value-type="string" table:style-name="ce4">
            <text:p>주간</text:p>
          </table:table-cell>
          <table:table-cell office:value-type="string" table:style-name="ce4">
            <text:p>월간</text:p>
          </table:table-cell>
          <table:table-cell office:value-type="string" table:style-name="ce4">
            <text:p>연간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Cisco</text:p>
          </table:table-cell>
          <table:table-cell office:value-type="string" table:style-name="ce10">
            <text:p>KR &gt; Cisco : <text:s/>(월별) 월별 점검 내수 CCS 정기점검 cisco(12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6">
            <text:p>KR&gt;A10 : <text:s/>(월별) 월별 점검 내수 CCS 정기점검 A10(1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KR&gt; NetApp : <text:s/>(월별) 월별 내수 CCS 정기점검 netapp(1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F5</text:p>
          </table:table-cell>
          <table:table-cell office:value-type="string" table:style-name="ce16">
            <text:p>KR&gt;F5 : (월별) <text:s/>월별 점검 krcloud CCS 정기점검 F5(12월).ppt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16">
            <text:p>KR&gt;Dell : (분기) 분기점검_Dell_내수 점검문서(21년4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HP</text:p>
          </table:table-cell>
          <table:table-cell office:value-type="string" table:style-name="ce16">
            <text:p>KR &gt; HP : (월별) 월별점검 내수 CCS 정기점검 HP(12월).xls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7">
            <text:p>KR</text:p>
          </table:table-cell>
          <table:table-cell office:value-type="string" table:style-name="ce18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rista</text:p>
          </table:table-cell>
          <table:table-cell office:value-type="string" table:style-name="ce20">
            <text:p>KR&gt;Arista : (분기) 분기 점검 CCS_KR Arista(21년 4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21">
            <text:p>KR</text:p>
          </table:table-cell>
          <table:table-cell office:value-type="string" table:style-name="ce22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QCT</text:p>
          </table:table-cell>
          <table:table-cell office:value-type="string" table:style-name="ce24">
            <text:p>BigData &gt; QCT : (분기) 분기점검_KR-Bigdata_QCT(21년4분기).pptx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BigData&gt;NetApp : <text:s/>(월별) 월별 점검 KR-Bigdata_netapp(1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25">
            <text:p>KR</text:p>
          </table:table-cell>
          <table:table-cell office:value-type="string" table:style-name="ce2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7">
            <text:p>완료</text:p>
          </table:table-cell>
          <table:table-cell office:value-type="string" table:style-name="ce27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28">
            <text:p>BigData&gt;Dell : (분기) 분기점검_Dell_KR-Bigdata 점검문서(21년4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29">
            <text:p>RND&gt;NetApp : (월별) 월별 점검 RND_netapp(1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0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33">
            <text:p>RND&gt;Dell : (분기) 분기점검_Dell_RND 점검문서(21년4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4">
            <text:p>NA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rista</text:p>
          </table:table-cell>
          <table:table-cell office:value-type="string" table:style-name="ce37">
            <text:p>NA&gt;Arista : (분기) 분기 점검 CCS_NA Arista(21년 4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6">
            <text:p>NA&gt;A10 : (월별) 월별 점검 NA CCS 정기점검 A10(1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NA&gt;NetApp : (월별) 월별 점검 북미_netapp(1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NA&gt;Paloalto : (월별) 월별_점검_북미-PA-3220_(21년12월).docx , 월별_점검_북미-PA-5220_(21년12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HP</text:p>
          </table:table-cell>
          <table:table-cell office:value-type="string" table:style-name="ce16">
            <text:p>NA&gt;HP : (월별) 월별 점검_북미_CCS_hp(12월).xls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0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33">
            <text:p>NA&gt;Dell : (분기) 분기점검_Dell_북미 점검문서(21년4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4">
            <text:p>EU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37">
            <text:p>EU&gt;A10 : (월별) 월별 점검 EU CCS 정기점검 A10(1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rista</text:p>
          </table:table-cell>
          <table:table-cell office:value-type="string" table:style-name="ce16">
            <text:p>EU&gt;Arista : (분기) 분기 점검 CCS_EU Arista(21년 4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EU&gt;NetApp : (월별) 월별 점검 유럽_netapp(1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WAF</text:p>
          </table:table-cell>
          <table:table-cell office:value-type="string" table:style-name="ce16">
            <text:p>EU&gt;WAF : (월별) 월별_점검_유럽_CCS_정기점검_웹방화벽WAF_(21년 12월).xls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SAC</text:p>
          </table:table-cell>
          <table:table-cell office:value-type="string" table:style-name="ce16">
            <text:p>EU&gt;SAC : (분기) 분기 점검 CCS_EU NodeSafer 정기점검(4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HP</text:p>
          </table:table-cell>
          <table:table-cell office:value-type="string" table:style-name="ce16">
            <text:p>EU&gt;HP : (월별) 월별_유럽_CCS_정기점검_hp(12월).xls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GFW</text:p>
          </table:table-cell>
          <table:table-cell office:value-type="string" table:style-name="ce16">
            <text:p>EU&gt;NGFW : (월별) 현대자동차_독일법인_시스코방화벽(21년12월)_정기점검서_20211222.xls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0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33">
            <text:p>EU&gt;Dell : (분기) 분기점검_Dell_유럽 점검문서(21년4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4">
            <text:p>IN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rista</text:p>
          </table:table-cell>
          <table:table-cell office:value-type="string" table:style-name="ce37">
            <text:p>IN&gt;Arista : (분기) 분기 점검 CCS_IN Arista(21년 4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6">
            <text:p>IN&gt;A10 : (월별) 월별 점검 IN CCS 정기점검 A10(1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IN&gt;NetApp : (월별) 월별 점검 인도_netapp(1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IN&gt;Paloalto : (월별) 월별_점검_인도-PA-5220_(21년12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0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33">
            <text:p>IN&gt;Dell : (분기) 분기점검_Dell_인도 점검문서(21년4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4">
            <text:p>CN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rista</text:p>
          </table:table-cell>
          <table:table-cell office:value-type="string" table:style-name="ce37">
            <text:p>CN&gt;Arista : (분기) 분기 점검 CCS_CN Arista(21년 4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6">
            <text:p>CN&gt;A10 : (월별) 월별 점검 CN CCS 정기점검 A10(1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CN&gt;NetApp : (월별) 월별 점검 중국_netapp(1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CN&gt;Paloalto : (월별) 중국-PA-5220_2021.12월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0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33">
            <text:p>CN&gt;Dell : (분기) 분기점검_Dell_중국 점검문서(21년4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8">
            <text:p>SG</text:p>
          </table:table-cell>
          <table:table-cell office:value-type="string" table:style-name="ce39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41">
            <text:p>SG&gt;Paloalto : (월별) 월별_점검_싱가폴-PA-5220(21년12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4">
            <text:p>RU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37">
            <text:p>RU&gt;A10 : (월별) 월별 점검 RU CCS 정기점검 A10(1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42">
            <text:p>1월</text:p>
          </table:table-cell>
          <table:table-cell office:value-type="string" table:style-name="ce30">
            <text:p>RU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33">
            <text:p>RU&gt;Dell : (분기) 분기점검_Dell_RU 점검문서(21년4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43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Cisco</text:p>
          </table:table-cell>
          <table:table-cell office:value-type="string" table:style-name="ce37">
            <text:p>KR &gt; Cisco : <text:s/>(월별) 월별 점검 내수 CCS 정기점검 cisco(2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6">
            <text:p>KR&gt;A10 : <text:s/>(월별) 월별 점검 내수 CCS 정기점검 A10(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KR&gt; NetApp : <text:s/>(월별) 월별 내수 CCS 정기점검 netapp(2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F5</text:p>
          </table:table-cell>
          <table:table-cell office:value-type="string" table:style-name="ce16">
            <text:p>KR&gt;F5 : (월별) <text:s/>월별 점검 krcloud CCS 정기점검 F5(2월).ppt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7">
            <text:p>KR</text:p>
          </table:table-cell>
          <table:table-cell office:value-type="string" table:style-name="ce18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rista</text:p>
          </table:table-cell>
          <table:table-cell office:value-type="string" table:style-name="ce20">
            <text:p>KR&gt;Arista : (분기) 분기 점검 CCS_KR Arista(22년 1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45">
            <text:p>KR</text:p>
          </table:table-cell>
          <table:table-cell office:value-type="string" table:style-name="ce4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7">
            <text:p>완료</text:p>
          </table:table-cell>
          <table:table-cell office:value-type="string" table:style-name="ce47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48">
            <text:p>BigData&gt;NetApp : <text:s/>(월별) 월별 점검 KR-Bigdata_netapp(2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49">
            <text:p>KR</text:p>
          </table:table-cell>
          <table:table-cell office:value-type="string" table:style-name="ce50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1">
            <text:p>완료</text:p>
          </table:table-cell>
          <table:table-cell office:value-type="string" table:style-name="ce51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52">
            <text:p>RND&gt;NetApp : (월별) 월별 점검 RND_netapp(2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37">
            <text:p>NA&gt;A10 : (월별) 월별 점검 NA CCS 정기점검 A10(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NA&gt;NetApp : (월별) 월별 점검 북미_netapp(2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NA&gt;Paloalto : (월별) 월별_점검_북미-PA-3220_(22년2월).docx , 월별_점검_북미-PA-5220_(22년2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16">
            <text:p>NA&gt;Dell : (분기) 분기점검_Dell_북미 점검문서(22년1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30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HP</text:p>
          </table:table-cell>
          <table:table-cell office:value-type="string" table:style-name="ce33">
            <text:p>NA&gt;HP : (분기) 분기점검_HP_북미 점검문서(22년1분기).xlsx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34">
            <text:p>EU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37">
            <text:p>EU&gt;A10 : (월별) 월별 점검 EU CCS 정기점검 A10(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rista</text:p>
          </table:table-cell>
          <table:table-cell office:value-type="string" table:style-name="ce16">
            <text:p>EU&gt;Arista : (분기) 분기 점검 CCS_EU Arista(22년 1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EU&gt;NetApp : (월별) 월별 점검 유럽_netapp(2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WAF</text:p>
          </table:table-cell>
          <table:table-cell office:value-type="string" table:style-name="ce16">
            <text:p>EU&gt;WAF : (월별) 월별_점검_유럽_CCS_정기점검_웹방화벽WAF_(22년 2월).xls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HP</text:p>
          </table:table-cell>
          <table:table-cell office:value-type="string" table:style-name="ce33">
            <text:p>EU&gt;HP : (분기) 분기점검_HP_유럽 점검문서(22년1분기).xlsx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34">
            <text:p>IN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rista</text:p>
          </table:table-cell>
          <table:table-cell office:value-type="string" table:style-name="ce37">
            <text:p>IN&gt;Arista : (분기) 분기 점검 CCS_IN Arista(22년 1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6">
            <text:p>IN&gt;A10 : (월별) 월별 점검 IN CCS 정기점검 A10(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IN&gt;NetApp : (월별) 월별 점검 인도_netapp(2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33">
            <text:p>IN&gt;Paloalto : (월별) 월별_점검_인도-PA-5220_(22년2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34">
            <text:p>CN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rista</text:p>
          </table:table-cell>
          <table:table-cell office:value-type="string" table:style-name="ce37">
            <text:p>CN&gt;Arista : (분기) 분기 점검 CCS_CN Arista(22년 1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6">
            <text:p>CN&gt;A10 : (월별) 월별 점검 CN CCS 정기점검 A10(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CN&gt;NetApp : (월별) 월별 점검 중국_netapp(2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33">
            <text:p>CN&gt;Paloalto : (월별) 중국-PA-5220_2022.02월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44">
            <text:p>2월</text:p>
          </table:table-cell>
          <table:table-cell office:value-type="string" table:style-name="ce38">
            <text:p>SG</text:p>
          </table:table-cell>
          <table:table-cell office:value-type="string" table:style-name="ce39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41">
            <text:p>SG&gt;Paloalto : (월별) 월별_점검_싱가폴-PA-5220(22년2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38">
            <text:p>RU</text:p>
          </table:table-cell>
          <table:table-cell office:value-type="string" table:style-name="ce39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41">
            <text:p>RU&gt;A10 : (월별) 월별 점검 RU CCS 정기점검 A10(2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Cisco</text:p>
          </table:table-cell>
          <table:table-cell office:value-type="string" table:style-name="ce37">
            <text:p>KR &gt; Cisco : <text:s/>(월별) 월별 점검 내수 CCS 정기점검 cisco(3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6">
            <text:p>KR&gt;A10 : <text:s/>(월별) 월별 점검 내수 CCS 정기점검 A10(3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KR&gt; NetApp : <text:s/>(월별) 월별 내수 CCS 정기점검 netapp(3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F5</text:p>
          </table:table-cell>
          <table:table-cell office:value-type="string" table:style-name="ce20">
            <text:p>KR&gt;F5 : (월별) <text:s/>월별 점검 krcloud CCS 정기점검 F5(3월).ppt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45">
            <text:p>KR</text:p>
          </table:table-cell>
          <table:table-cell office:value-type="string" table:style-name="ce4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7">
            <text:p>완료</text:p>
          </table:table-cell>
          <table:table-cell office:value-type="string" table:style-name="ce47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48">
            <text:p>BigData&gt;NetApp : <text:s/>(월별) 월별 점검 KR-Bigdata_netapp(3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5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49">
            <text:p>KR</text:p>
          </table:table-cell>
          <table:table-cell office:value-type="string" table:style-name="ce50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1">
            <text:p>완료</text:p>
          </table:table-cell>
          <table:table-cell office:value-type="string" table:style-name="ce51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52">
            <text:p>RND&gt;NetApp : (월별) 월별 점검 RND_netapp(3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37">
            <text:p>NA&gt;A10 : (월별) 월별 점검 NA CCS 정기점검 A10(3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NA&gt;NetApp : (월별) 월별 점검 북미_netapp(3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5">
            <text:p>3월</text:p>
          </table:table-cell>
          <table:table-cell office:value-type="string" table:style-name="ce17">
            <text:p>NA</text:p>
          </table:table-cell>
          <table:table-cell office:value-type="string" table:style-name="ce18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33">
            <text:p>NA&gt;Paloalto : (월별) 월별_점검_북미-PA-3220_(22년3월).docx , 월별_점검_북미-PA-5220_(22년3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34">
            <text:p>EU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37">
            <text:p>EU&gt;A10 : (월별) 월별 점검 EU CCS 정기점검 A10(3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EU&gt;NetApp : (월별) 월별 점검 유럽_netapp(3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17">
            <text:p>EU</text:p>
          </table:table-cell>
          <table:table-cell office:value-type="string" table:style-name="ce18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WAF</text:p>
          </table:table-cell>
          <table:table-cell office:value-type="string" table:style-name="ce33">
            <text:p>EU&gt;WAF : (월별) 월별_점검_유럽_CCS_정기점검_웹방화벽WAF_(22년 3월).xls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34">
            <text:p>IN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37">
            <text:p>IN&gt;A10 : (월별) 월별 점검 IN CCS 정기점검 A10(3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IN&gt;NetApp : (월별) 월별 점검 인도_netapp(3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17">
            <text:p>IN</text:p>
          </table:table-cell>
          <table:table-cell office:value-type="string" table:style-name="ce18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33">
            <text:p>IN&gt;Paloalto : (월별) 월별_점검_인도-PA-5220_(22년3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34">
            <text:p>CN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37">
            <text:p>CN&gt;A10 : (월별) 월별 점검 CN CCS 정기점검 A10(3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CN&gt;NetApp : (월별) 월별 점검 중국_netapp(3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33">
            <text:p>CN&gt;Paloalto : (월별) 중국-PA-5220_2022.03월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54">
            <text:p>3월</text:p>
          </table:table-cell>
          <table:table-cell office:value-type="string" table:style-name="ce38">
            <text:p>SG</text:p>
          </table:table-cell>
          <table:table-cell office:value-type="string" table:style-name="ce39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41">
            <text:p>SG&gt;Paloalto : (월별) 월별_점검_싱가폴-PA-5220(22년3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56">
            <text:p>3월</text:p>
          </table:table-cell>
          <table:table-cell office:value-type="string" table:style-name="ce38">
            <text:p>RU</text:p>
          </table:table-cell>
          <table:table-cell office:value-type="string" table:style-name="ce39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41">
            <text:p>RU&gt;A10 : (월별) 월별 점검 RU CCS 정기점검 A10(3월)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7">
            <text:p>4월</text:p>
          </table:table-cell>
          <table:table-cell office:value-type="string" table:style-name="ce34">
            <text:p>KR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Cisco</text:p>
          </table:table-cell>
          <table:table-cell office:value-type="string" table:style-name="ce37">
            <text:p>KR &gt; Cisco : <text:s/>(월별) 월별 점검 내수 CCS 정기점검 cisco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F5</text:p>
          </table:table-cell>
          <table:table-cell office:value-type="string" table:style-name="ce16">
            <text:p>현대오토에버_A10_22년_4월 정기점검서_클라우드운영센터-CCSCloud.pptx<text:s text:c="2"/>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rista</text:p>
          </table:table-cell>
          <table:table-cell office:value-type="string" table:style-name="ce16">
            <text:p>KR&gt; NetApp : <text:s/>(월별) 월별 내수 CCS 정기점검 netapp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KR&gt;F5 : (월별) <text:s/>월별 점검 krcloud CCS 정기점검 F5(4월).ppt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7">
            <text:p>KR</text:p>
          </table:table-cell>
          <table:table-cell office:value-type="string" table:style-name="ce18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NetApp</text:p>
          </table:table-cell>
          <table:table-cell office:value-type="string" table:style-name="ce20">
            <text:p>KR&gt;Arista : (분기) 분기 점검 CCS_KR Arista(22년 2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45">
            <text:p>KR</text:p>
          </table:table-cell>
          <table:table-cell office:value-type="string" table:style-name="ce4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7">
            <text:p>완료</text:p>
          </table:table-cell>
          <table:table-cell office:value-type="string" table:style-name="ce47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rista</text:p>
          </table:table-cell>
          <table:table-cell office:value-type="string" table:style-name="ce48">
            <text:p>BigData&gt;NetApp : <text:s/>(월별) 월별 점검 KR-Bigdata_netapp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5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52">
            <text:p>RND&gt;NetApp : (월별) 월별 점검 RND_netapp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34">
            <text:p>NA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NetApp</text:p>
          </table:table-cell>
          <table:table-cell office:value-type="string" table:style-name="ce37">
            <text:p>NA&gt;Arista : (분기) 분기 점검 CCS_NA Arista(22년 2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NA&gt;A10 : (월별) 현대오토에버_A10_22년_4월 정기점검서_클라우드운영센터-NA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6">
            <text:p>NA&gt;NetApp : (월별) 월별 점검 북미_netapp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rista</text:p>
          </table:table-cell>
          <table:table-cell office:value-type="string" table:style-name="ce33">
            <text:p>NA&gt;Paloalto : (월별) 월별_점검_북미-PA-3220_(22년5월).docx , 월별_점검_북미-PA-5220_(22년5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34">
            <text:p>EU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37">
            <text:p>EU&gt;A10 : (월별) 현대오토에버_A10_22년_4월 정기점검서_클라우드운영센터-EU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WAF</text:p>
          </table:table-cell>
          <table:table-cell office:value-type="string" table:style-name="ce16">
            <text:p>EU&gt;Arista : (분기) 분기 점검 CCS_EU Arista(22년 2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SAC</text:p>
          </table:table-cell>
          <table:table-cell office:value-type="string" table:style-name="ce16">
            <text:p>EU&gt;NetApp : (월별) 월별 점검 유럽_netapp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GFW</text:p>
          </table:table-cell>
          <table:table-cell office:value-type="string" table:style-name="ce16">
            <text:p>EU&gt;WAF : (월별) 월별_점검_유럽_CCS_정기점검_웹방화벽WAF_(22년 04월).xls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16">
            <text:p>EU&gt;SAC : (분기) NodeSafer 2022년 1분기 정기점검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rista</text:p>
          </table:table-cell>
          <table:table-cell office:value-type="string" table:style-name="ce16">
            <text:p>EU&gt;NGFW : (월별) 현대자동차_독일법인_시스코방화벽(22년04월)_정기점검서_20220428.xls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30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10</text:p>
          </table:table-cell>
          <table:table-cell office:value-type="string" table:style-name="ce33">
            <text:p>EU&gt;Dell : (분기) 분기점검_Dell_유럽 점검문서(22년1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34">
            <text:p>IN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NetApp</text:p>
          </table:table-cell>
          <table:table-cell office:value-type="string" table:style-name="ce37">
            <text:p>IN&gt;Arista : (분기) 분기 점검 CCS_IN Arista(22년 2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IN&gt;A10 : (월별) 현대오토에버_A10_22년_4월 정기점검서_클라우드운영센터-IN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Dell</text:p>
          </table:table-cell>
          <table:table-cell office:value-type="string" table:style-name="ce16">
            <text:p>IN&gt;NetApp : (월별) 월별 점검 인도_netapp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rista</text:p>
          </table:table-cell>
          <table:table-cell office:value-type="string" table:style-name="ce16">
            <text:p>IN&gt;Paloalto : (월별) 월별_점검_인도-PA-5220_(22년5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30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10</text:p>
          </table:table-cell>
          <table:table-cell office:value-type="string" table:style-name="ce33">
            <text:p>IN&gt;Dell : (분기) 분기점검_Dell_인도 점검문서(22년1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34">
            <text:p>CN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NetApp</text:p>
          </table:table-cell>
          <table:table-cell office:value-type="string" table:style-name="ce37">
            <text:p>CN&gt;Arista : (분기) 분기 점검 CCS_CN Arista(22년 2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CN&gt;A10 : (월별) 현대오토에버_A10_22년_4월 정기점검서_클라우드운영센터-CN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Dell</text:p>
          </table:table-cell>
          <table:table-cell office:value-type="string" table:style-name="ce16">
            <text:p>CN&gt;NetApp : (월별) 월별 점검 중국_netapp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CN&gt;Paloalto : (월별) 중국-PA-5220_2022.5월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8">
            <text:p>4월</text:p>
          </table:table-cell>
          <table:table-cell office:value-type="string" table:style-name="ce30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10</text:p>
          </table:table-cell>
          <table:table-cell office:value-type="string" table:style-name="ce33">
            <text:p>CN&gt;Dell : (분기) 분기점검_Dell_중국 점검문서(22년1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59">
            <text:p>4월</text:p>
          </table:table-cell>
          <table:table-cell office:value-type="string" table:style-name="ce60">
            <text:p>SG</text:p>
          </table:table-cell>
          <table:table-cell office:value-type="string" table:style-name="ce6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2">
            <text:p>완료</text:p>
          </table:table-cell>
          <table:table-cell office:value-type="string" table:style-name="ce62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41">
            <text:p>SG&gt;Paloalto : (월별) 월별_점검_싱가폴-PA-5220(22년5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3">
            <text:p>4월</text:p>
          </table:table-cell>
          <table:table-cell office:value-type="string" table:style-name="ce38">
            <text:p>RU</text:p>
          </table:table-cell>
          <table:table-cell office:value-type="string" table:style-name="ce39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Cisco</text:p>
          </table:table-cell>
          <table:table-cell office:value-type="string" table:style-name="ce41">
            <text:p>RU&gt;A10 : (월별) 현대오토에버_A10_22년_4월 정기점검서_클라우드운영센터-RU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4">
            <text:p>5월</text:p>
          </table:table-cell>
          <table:table-cell office:value-type="string" table:style-name="ce38">
            <text:p>NA</text:p>
          </table:table-cell>
          <table:table-cell office:value-type="string" table:style-name="ce39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0">
            <text:p>완료</text:p>
          </table:table-cell>
          <table:table-cell office:value-type="string" table:style-name="ce40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41">
            <text:p>NA&gt;Paloalto : (월별) 월별_점검_북미-PA-3220_(22년5월).docx , 월별_점검_북미-PA-5220_(22년5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5">
            <text:p>6월</text:p>
          </table:table-cell>
          <table:table-cell office:value-type="string" table:style-name="ce34">
            <text:p>KR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37">
            <text:p>KR &gt; Cisco : <text:s/>(월별) 월별 점검 내수 CCS 정기점검 cisco(6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F5</text:p>
          </table:table-cell>
          <table:table-cell office:value-type="string" table:style-name="ce16">
            <text:p>KR&gt;A10 : (월별) 현대오토에버_A10_22년_6월 정기점검서_클라우드운영센터-CCS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Dell</text:p>
          </table:table-cell>
          <table:table-cell office:value-type="string" table:style-name="ce16">
            <text:p>KR&gt; NetApp : <text:s/>(월별) 월별 내수 CCS 정기점검 netapp(5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5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Dell</text:p>
          </table:table-cell>
          <table:table-cell office:value-type="string" table:style-name="ce16">
            <text:p>KR&gt;F5 : (월별) F5 현대오토에버 정기점검 6월 결과보고서(CCS).ppt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HP</text:p>
          </table:table-cell>
          <table:table-cell office:value-type="string" table:style-name="ce16">
            <text:p>KR&gt;Dell : (분기) 분기점검_Dell_내수 점검문서(22년2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rista</text:p>
          </table:table-cell>
          <table:table-cell office:value-type="string" table:style-name="ce16">
            <text:p>KR&gt;Dell : (분기) 분기점검_Dell_내수2센터 점검문서(22년2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QCT</text:p>
          </table:table-cell>
          <table:table-cell office:value-type="string" table:style-name="ce16">
            <text:p>KR&gt;HP : (분기) 분기점검_HP_내수 점검문서(22년2분기).xlsx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7">
            <text:p>KR</text:p>
          </table:table-cell>
          <table:table-cell office:value-type="string" table:style-name="ce18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NetApp</text:p>
          </table:table-cell>
          <table:table-cell office:value-type="string" table:style-name="ce20">
            <text:p>KR&gt;Arista : (분기) 분기 점검 CCS_KR Arista(22년 2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HP</text:p>
          </table:table-cell>
          <table:table-cell office:value-type="string" table:style-name="ce16">
            <text:p>BigData&gt;NetApp : <text:s/>(월별) 월별 점검 KR-Bigdata_netapp(5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BigData&gt;Dell : (분기) 분기점검_Dell_KR-Bigdata 점검문서(22년2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25">
            <text:p>KR</text:p>
          </table:table-cell>
          <table:table-cell office:value-type="string" table:style-name="ce2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28">
            <text:p>BigData&gt;HP : (분기) 분기점검_HP_KR-Bigdata 점검문서(22년2분기).xlsx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rista</text:p>
          </table:table-cell>
          <table:table-cell office:value-type="string" table:style-name="ce29">
            <text:p>RND&gt;NetApp : (월별) 월별 점검 RND_netapp(5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30">
            <text:p>KR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10</text:p>
          </table:table-cell>
          <table:table-cell office:value-type="string" table:style-name="ce33">
            <text:p>RND&gt;Dell : (분기) 분기점검_Dell_RND 점검문서(22년2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34">
            <text:p>NA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NetApp</text:p>
          </table:table-cell>
          <table:table-cell office:value-type="string" table:style-name="ce37">
            <text:p>NA&gt;Arista : (분기) 분기 점검 CCS_NA Arista(22년 2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6">
            <text:p>NA&gt;A10 : (월별) 현대오토에버_A10_22년_5월 정기점검서_클라우드운영센터-NA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6">
            <text:p>NA&gt;NetApp : (월별) 월별 점검 북미_netapp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backup</text:p>
          </table:table-cell>
          <table:table-cell office:value-type="string" table:style-name="ce16">
            <text:p>NA&gt;Netbackup : (월별) 월별 점검 북미 정기점검 netbackup 5월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NA&gt;Paloalto : (월별) 월별_점검_북미-PA-3220_(22년4월).docx , 월별_점검_북미-PA-5220_(22년4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Dell</text:p>
          </table:table-cell>
          <table:table-cell office:value-type="string" table:style-name="ce16">
            <text:p>NA&gt;Dell : (분기) 분기점검_Dell_북미 점검문서(22년2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30">
            <text:p>NA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HP</text:p>
          </table:table-cell>
          <table:table-cell office:value-type="string" table:style-name="ce33">
            <text:p>NA&gt;HP : (분기) 분기점검_HP_북미 점검문서(22년2분기).xlsx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34">
            <text:p>EU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37">
            <text:p>EU&gt;A10 : (월별) 현대오토에버_A10_22년_6월 정기점검서_클라우드운영센터-EU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rista</text:p>
          </table:table-cell>
          <table:table-cell office:value-type="string" table:style-name="ce16">
            <text:p>EU&gt;Arista : (분기) 분기 점검 CCS_EU Arista(22년 2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GFW</text:p>
          </table:table-cell>
          <table:table-cell office:value-type="string" table:style-name="ce16">
            <text:p>EU&gt;NetApp : (월별) 월별 점검 유럽_netapp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HP</text:p>
          </table:table-cell>
          <table:table-cell office:value-type="string" table:style-name="ce16">
            <text:p>EU&gt;WAF : (월별) 현대오토에버_웹방화벽 분석 보고서 - 22년 05월.xls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rista</text:p>
          </table:table-cell>
          <table:table-cell office:value-type="string" table:style-name="ce16">
            <text:p>EU&gt;NGFW : (월별) 현대자동차_독일법인_시스코방화벽(22년05월)_정기점검서_20220428.xls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30">
            <text:p>EU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10</text:p>
          </table:table-cell>
          <table:table-cell office:value-type="string" table:style-name="ce33">
            <text:p>EU&gt;HP : (분기) 분기점검_HP_유럽 점검문서(22년2분기).xlsx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34">
            <text:p>IN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NetApp</text:p>
          </table:table-cell>
          <table:table-cell office:value-type="string" table:style-name="ce37">
            <text:p>IN&gt;Arista : (분기) 분기 점검 CCS_IN Arista(22년 2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IN&gt;A10 : (월별) 현대오토에버_A10_22년_6월 정기점검서_클라우드운영센터-IN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Dell</text:p>
          </table:table-cell>
          <table:table-cell office:value-type="string" table:style-name="ce16">
            <text:p>IN&gt;NetApp : (월별) 월별 점검 인도_netapp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rista</text:p>
          </table:table-cell>
          <table:table-cell office:value-type="string" table:style-name="ce16">
            <text:p>IN&gt;Paloalto : (월별) 월별_점검_인도-PA-5220_(22년4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30">
            <text:p>IN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A10</text:p>
          </table:table-cell>
          <table:table-cell office:value-type="string" table:style-name="ce33">
            <text:p>IN&gt;Dell : (분기) 분기점검_Dell_인도 점검문서(22년2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34">
            <text:p>CN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NetApp</text:p>
          </table:table-cell>
          <table:table-cell office:value-type="string" table:style-name="ce37">
            <text:p>CN&gt;Arista : (분기) 분기 점검 CCS_CN Arista(22년 2분기).ods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CN&gt;A10 : (월별) 현대오토에버_A10_22년_6월 정기점검서_클라우드운영센터-CN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Dell</text:p>
          </table:table-cell>
          <table:table-cell office:value-type="string" table:style-name="ce16">
            <text:p>CN&gt;NetApp : (월별) 월별 점검 중국_netapp(4월)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6">
            <text:p>CN&gt;Paloalto : (월별) 중국-PA-5220_2022.4월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30">
            <text:p>CN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table:style-name="ce1">
            <text:p>F5</text:p>
          </table:table-cell>
          <table:table-cell office:value-type="string" table:style-name="ce33">
            <text:p>CN&gt;Dell : (분기) 분기점검_Dell_중국 점검문서(22년2분기).pdf</text:p>
          </table:table-cell>
          <table:table-cell office:value-type="string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34">
            <text:p>SG</text:p>
          </table:table-cell>
          <table:table-cell office:value-type="string" table:style-name="ce3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6">
            <text:p>완료</text:p>
          </table:table-cell>
          <table:table-cell office:value-type="string" table:style-name="ce36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9">
            <text:p>Paloalto</text:p>
          </table:table-cell>
          <table:table-cell office:value-type="string" table:style-name="ce37">
            <text:p>SG&gt;Paloalto : (월별) 월별_점검_싱가폴-PA-5220(22년4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6">
            <text:p>6월</text:p>
          </table:table-cell>
          <table:table-cell office:value-type="string" table:style-name="ce30">
            <text:p>SG</text:p>
          </table:table-cell>
          <table:table-cell office:value-type="string" table:style-name="ce3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2">
            <text:p>완료</text:p>
          </table:table-cell>
          <table:table-cell office:value-type="string" table:style-name="ce32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9">
            <text:p>F5</text:p>
          </table:table-cell>
          <table:table-cell office:value-type="string" table:style-name="ce33">
            <text:p>SG&gt;F5 : (월별) F5 현대오토에버 6월 정기점검(싱가폴_i5800).ppt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30">
            <text:p>22년</text:p>
          </table:table-cell>
          <table:table-cell office:value-type="string" table:style-name="ce67">
            <text:p>6월</text:p>
          </table:table-cell>
          <table:table-cell office:value-type="string" table:style-name="ce17">
            <text:p>RU</text:p>
          </table:table-cell>
          <table:table-cell office:value-type="string" table:style-name="ce18">
            <text:p>1센터</text:p>
          </table:table-cell>
          <table:table-cell office:value-type="string" table:style-name="ce68">
            <text:p>PRD</text:p>
          </table:table-cell>
          <table:table-cell office:value-type="string" table:style-name="ce68">
            <text:p>완료</text:p>
          </table:table-cell>
          <table:table-cell office:value-type="string" table:style-name="ce68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9">
            <text:p>A10</text:p>
          </table:table-cell>
          <table:table-cell office:value-type="string" table:style-name="ce69">
            <text:p>현대오토에버_A10_22년_6월 정기점검서_클라우드운영센터-RU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1">
            <text:p>KR</text:p>
          </table:table-cell>
          <table:table-cell office:value-type="string" table:style-name="ce61">
            <text:p>1센터</text:p>
          </table:table-cell>
          <table:table-cell office:value-type="string" table:style-name="ce62">
            <text:p>PRD</text:p>
          </table:table-cell>
          <table:table-cell office:value-type="string" table:style-name="ce62">
            <text:p>완료</text:p>
          </table:table-cell>
          <table:table-cell office:value-type="string" table:style-name="ce62">
            <text:p>성공</text:p>
          </table:table-cell>
          <table:table-cell office:value-type="string" table:style-name="ce72">
            <text:p>월</text:p>
          </table:table-cell>
          <table:table-cell office:value-type="string" table:style-name="ce73">
            <text:p>Cisco</text:p>
          </table:table-cell>
          <table:table-cell office:value-type="string" table:style-name="ce69">
            <text:p>KR&gt;Cisco : (월별) 22년07월_현대오토에버 TMS 정기점검.pdf</text:p>
          </table:table-cell>
          <table:table-cell office:value-type="string" table:style-name="ce72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KR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76">
            <text:p>KR&gt;A10 : (월별) 현대오토에버_A10_22년_7월 정기점검서_클라우드운영센터-CCS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KR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">
            <text:p>KR&gt;NetApp : (월별) 내수 CCS 7월 정기점검 레포트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KR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F5</text:p>
          </table:table-cell>
          <table:table-cell office:value-type="string" table:style-name="ce76">
            <text:p>KR&gt;F5 : (월별) F5 현대오토에버 7월 정기점검 결과보고서(CCS).ppt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KR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">
            <text:p>KR&gt;NetApp : (월별) pdf빅데이터 7월 정기점검 레포트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KR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76">
            <text:p>KR&gt;NetApp : (월별) RND 7월 정기점검 레포트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NA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NA&gt;A10 : (월별) 현대오토에버_A10_22년_7월 정기점검서_클라우드운영센터-NA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NA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">
            <text:p>NA&gt;NetApp : (월별) 북미 CCS 7월 정기점검 레포트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NA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backup</text:p>
          </table:table-cell>
          <table:table-cell office:value-type="string" table:style-name="ce1">
            <text:p>NA&gt;Netbackup : (월별) NA_netbackup_2022_07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NA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">
            <text:p>NA&gt;Paloalto : (월별) 월별_점검_북미-PA-3220_(22년7월).docx , 월별_점검_북미-PA-5220_(22년7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1">
            <text:p>EU</text:p>
          </table:table-cell>
          <table:table-cell office:value-type="string" table:style-name="ce85">
            <text:p>1센터</text:p>
          </table:table-cell>
          <table:table-cell office:value-type="string" table:style-name="ce36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72">
            <text:p>월</text:p>
          </table:table-cell>
          <table:table-cell office:value-type="string" table:style-name="ce73">
            <text:p>A10</text:p>
          </table:table-cell>
          <table:table-cell office:value-type="string" table:style-name="ce73">
            <text:p>EU&gt;A10 : (월별) 현대오토에버_A10_22년_7월 정기점검서_클라우드운영센터-EUCloud.pptx</text:p>
          </table:table-cell>
          <table:table-cell office:value-type="string" table:style-name="ce72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EU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">
            <text:p>EU&gt;NetApp : (월별) 유럽 CCS-ES 7월 정기점검 레포트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EU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WAF</text:p>
          </table:table-cell>
          <table:table-cell office:value-type="string" table:style-name="ce1">
            <text:p>EU&gt;WAF : 현대오토에버_웹방화벽 분석 보고서 - 22년 07월 (1).xlsx<text:s/>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EU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GFW</text:p>
          </table:table-cell>
          <table:table-cell office:value-type="string" table:style-name="ce1">
            <text:p>EU&gt;NGFW : (월별) (월별)현대자동차_독일법인_시스코방화벽(22년07월)_정기점검서_20220721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IN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IN&gt;A10 : (분기별) 현대오토에버_A10_22년_7월 정기점검서_클라우드운영센터-IN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IN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1">
            <text:p>IN&gt;NetApp : (분기별) 인도 ES 7월 정기점검 레포트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IN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">
            <text:p>IN&gt;Paloalto : (분기별) 월별_점검_인도-PA-5220_(22년7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CN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A10</text:p>
          </table:table-cell>
          <table:table-cell office:value-type="string" table:style-name="ce76">
            <text:p>CN&gt;A10 : (분기별) 현대오토에버_A10_22년_7월 정기점검서_클라우드운영센터-CNCloud.ppt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CN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NetApp</text:p>
          </table:table-cell>
          <table:table-cell office:value-type="string" table:style-name="ce76">
            <text:p>CN&gt;NetApp : (분기별) 중국 CCS 7월 정기점검 레포트.pdf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CN</text:p>
          </table:table-cell>
          <table:table-cell office:value-type="string" table:style-name="ce75">
            <text:p>1센터</text:p>
          </table:table-cell>
          <table:table-cell office:value-type="string" table:style-name="ce15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76">
            <text:p>CN&gt;Paloalto : (분기별) 월별_점검_중국-PA-5220_(22년7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SG</text:p>
          </table:table-cell>
          <table:table-cell office:value-type="string" table:style-name="ce92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Paloalto</text:p>
          </table:table-cell>
          <table:table-cell office:value-type="string" table:style-name="ce1">
            <text:p>SG&gt;Paloalto : (월별) 월별_점검_싱가폴-PA-5220(22년7월).docx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74">
            <text:p>SG</text:p>
          </table:table-cell>
          <table:table-cell office:value-type="string" table:style-name="ce93">
            <text:p>1센터</text:p>
          </table:table-cell>
          <table:table-cell office:value-type="string" table:style-name="ce19">
            <text:p>PRD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SG&gt;F5 : (월별) F5 현대오토에버 7월 정기점검(싱가폴_i5800).ppt</text:p>
          </table:table-cell>
          <table:table-cell office:value-type="string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70">
            <text:p>7월</text:p>
          </table:table-cell>
          <table:table-cell office:value-type="string" table:style-name="ce94">
            <text:p>RU</text:p>
          </table:table-cell>
          <table:table-cell office:value-type="string" table:style-name="ce39">
            <text:p>1센터</text:p>
          </table:table-cell>
          <table:table-cell office:value-type="string" table:style-name="ce40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5">
            <text:p>월</text:p>
          </table:table-cell>
          <table:table-cell office:value-type="string" table:style-name="ce96">
            <text:p>A10</text:p>
          </table:table-cell>
          <table:table-cell office:value-type="string" table:style-name="ce96">
            <text:p>RU&gt;A10 : (월별) 현대오토에버_A10_22년_7월 정기점검서_클라우드운영센터-RUCloud.pptx</text:p>
          </table:table-cell>
          <table:table-cell office:value-type="string" table:style-name="ce95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table:number-columns-repeated="16384" table:style-name="ce1"/>
        </table:table-row>
        <table:table-row table:number-rows-repeated="1048395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office:value-type="string" table:style-name="ce77">
            <text:p>22년</text:p>
          </table:table-cell>
          <table:table-cell office:value-type="string" table:style-name="ce78">
            <text:p>7월</text:p>
          </table:table-cell>
          <table:table-cell office:value-type="string" table:style-name="ce79">
            <text:p>KR</text:p>
          </table:table-cell>
          <table:table-cell office:value-type="string" table:style-name="ce3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80">
            <text:p>분기</text:p>
          </table:table-cell>
          <table:table-cell office:value-type="string" table:style-name="ce80">
            <text:p>Arista</text:p>
          </table:table-cell>
          <table:table-cell office:value-type="string" table:style-name="ce81">
            <text:p>KR&gt;Arista : (분기별) CCS-국내-Arista Switch 정기점검 결과 보고(2022년 3분기)_에스피케이인크.pdf</text:p>
          </table:table-cell>
          <table:table-cell office:value-type="string" table:style-name="ce80">
            <text:p>분기</text:p>
          </table:table-cell>
          <table:table-cell office:value-type="string" table:style-name="ce81">
            <text:p>O</text:p>
          </table:table-cell>
          <table:table-cell table:style-name="ce81"/>
          <table:table-cell office:value-type="string" table:style-name="ce81">
            <text:p>O</text:p>
          </table:table-cell>
          <table:table-cell table:number-columns-repeated="16370" table:style-name="ce81"/>
        </table:table-row>
        <table:table-row table:style-name="ro1">
          <table:table-cell office:value-type="string" table:style-name="ce77">
            <text:p>22년</text:p>
          </table:table-cell>
          <table:table-cell office:value-type="string" table:style-name="ce78">
            <text:p>7월</text:p>
          </table:table-cell>
          <table:table-cell office:value-type="string" table:style-name="ce79">
            <text:p>NA</text:p>
          </table:table-cell>
          <table:table-cell office:value-type="string" table:style-name="ce82">
            <text:p>1센터</text:p>
          </table:table-cell>
          <table:table-cell office:value-type="string" table:style-name="ce83">
            <text:p>PRD</text:p>
          </table:table-cell>
          <table:table-cell office:value-type="string" table:style-name="ce83">
            <text:p>완료</text:p>
          </table:table-cell>
          <table:table-cell office:value-type="string" table:style-name="ce83">
            <text:p>성공</text:p>
          </table:table-cell>
          <table:table-cell office:value-type="string" table:style-name="ce80">
            <text:p>분기</text:p>
          </table:table-cell>
          <table:table-cell office:value-type="string" table:style-name="ce81">
            <text:p>Arista</text:p>
          </table:table-cell>
          <table:table-cell office:value-type="string" table:style-name="ce84">
            <text:p>NA&gt;Arista : (분기별) CCS-북미-Arista Switch 정기점검 결과 보고(2022년 3분기)_에스피케이인크.pdf</text:p>
          </table:table-cell>
          <table:table-cell office:value-type="string" table:style-name="ce80">
            <text:p>분기</text:p>
          </table:table-cell>
          <table:table-cell office:value-type="string" table:style-name="ce81">
            <text:p>O</text:p>
          </table:table-cell>
          <table:table-cell table:style-name="ce81"/>
          <table:table-cell office:value-type="string" table:style-name="ce81">
            <text:p>O</text:p>
          </table:table-cell>
          <table:table-cell table:number-columns-repeated="16370" table:style-name="ce81"/>
        </table:table-row>
        <table:table-row table:style-name="ro1">
          <table:table-cell office:value-type="string" table:style-name="ce77">
            <text:p>22년</text:p>
          </table:table-cell>
          <table:table-cell office:value-type="string" table:style-name="ce78">
            <text:p>7월</text:p>
          </table:table-cell>
          <table:table-cell office:value-type="string" table:style-name="ce79">
            <text:p>EU</text:p>
          </table:table-cell>
          <table:table-cell office:value-type="string" table:style-name="ce3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80">
            <text:p>분기</text:p>
          </table:table-cell>
          <table:table-cell office:value-type="string" table:style-name="ce81">
            <text:p>Arista</text:p>
          </table:table-cell>
          <table:table-cell office:value-type="string" table:style-name="ce81">
            <text:p>EU&gt;Arista : (분기별) CCS-유럽-Arista Switch 정기점검 결과 보고(2022년 3분기)_에스피케이인크.pdf</text:p>
          </table:table-cell>
          <table:table-cell office:value-type="string" table:style-name="ce80">
            <text:p>분기</text:p>
          </table:table-cell>
          <table:table-cell office:value-type="string" table:style-name="ce81">
            <text:p>O</text:p>
          </table:table-cell>
          <table:table-cell table:style-name="ce81"/>
          <table:table-cell office:value-type="string" table:style-name="ce81">
            <text:p>O</text:p>
          </table:table-cell>
          <table:table-cell table:number-columns-repeated="16370" table:style-name="ce81"/>
        </table:table-row>
        <table:table-row table:style-name="ro2">
          <table:table-cell office:value-type="string" table:style-name="ce77">
            <text:p>22년</text:p>
          </table:table-cell>
          <table:table-cell office:value-type="string" table:style-name="ce78">
            <text:p>7월</text:p>
          </table:table-cell>
          <table:table-cell office:value-type="string" table:style-name="ce79">
            <text:p>IN</text:p>
          </table:table-cell>
          <table:table-cell office:value-type="string" table:style-name="ce82">
            <text:p>1센터</text:p>
          </table:table-cell>
          <table:table-cell office:value-type="string" table:style-name="ce83">
            <text:p>PRD</text:p>
          </table:table-cell>
          <table:table-cell office:value-type="string" table:style-name="ce83">
            <text:p>완료</text:p>
          </table:table-cell>
          <table:table-cell office:value-type="string" table:style-name="ce83">
            <text:p>성공</text:p>
          </table:table-cell>
          <table:table-cell office:value-type="string" table:style-name="ce80">
            <text:p>분기</text:p>
          </table:table-cell>
          <table:table-cell office:value-type="string" table:style-name="ce81">
            <text:p>Arista</text:p>
          </table:table-cell>
          <table:table-cell office:value-type="string" table:style-name="ce81">
            <text:p>IN&gt;Arista : (분기별) CCS-인도-Arista Switch 정기점검 결과 보고(2022년 3분기)_에스피케이인크.pdf</text:p>
          </table:table-cell>
          <table:table-cell office:value-type="string" table:style-name="ce80">
            <text:p>분기</text:p>
          </table:table-cell>
          <table:table-cell office:value-type="string" table:style-name="ce81">
            <text:p>O</text:p>
          </table:table-cell>
          <table:table-cell table:style-name="ce81"/>
          <table:table-cell office:value-type="string" table:style-name="ce81">
            <text:p>O</text:p>
          </table:table-cell>
          <table:table-cell table:number-columns-repeated="16370" table:style-name="ce81"/>
        </table:table-row>
        <table:table-row table:style-name="ro2">
          <table:table-cell office:value-type="string" table:style-name="ce77">
            <text:p>22년</text:p>
          </table:table-cell>
          <table:table-cell office:value-type="string" table:style-name="ce78">
            <text:p>7월</text:p>
          </table:table-cell>
          <table:table-cell office:value-type="string" table:style-name="ce86">
            <text:p>CN</text:p>
          </table:table-cell>
          <table:table-cell office:value-type="string" table:style-name="ce87">
            <text:p>1센터</text:p>
          </table:table-cell>
          <table:table-cell office:value-type="string" table:style-name="ce88">
            <text:p>PRD</text:p>
          </table:table-cell>
          <table:table-cell office:value-type="string" table:style-name="ce88">
            <text:p>완료</text:p>
          </table:table-cell>
          <table:table-cell office:value-type="string" table:style-name="ce88">
            <text:p>성공</text:p>
          </table:table-cell>
          <table:table-cell office:value-type="string" table:style-name="ce89">
            <text:p>분기</text:p>
          </table:table-cell>
          <table:table-cell office:value-type="string" table:style-name="ce90">
            <text:p>Arista</text:p>
          </table:table-cell>
          <table:table-cell office:value-type="string" table:style-name="ce91">
            <text:p>CN&gt;Arista : (분기별) CCS-중국-Arista Switch 정기점검 결과 보고(2022년 3분기)_에스피케이인크.pdf</text:p>
          </table:table-cell>
          <table:table-cell office:value-type="string" table:style-name="ce89">
            <text:p>분기</text:p>
          </table:table-cell>
          <table:table-cell office:value-type="string" table:style-name="ce81">
            <text:p>O</text:p>
          </table:table-cell>
          <table:table-cell table:style-name="ce81"/>
          <table:table-cell office:value-type="string" table:style-name="ce81">
            <text:p>O</text:p>
          </table:table-cell>
          <table:table-cell table:number-columns-repeated="16370" table:style-name="ce81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7월집계.A1:7월집계.N18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C_Maintenance</meta:initial-creator>
    <dc:creator>PC_Maintenance_2203</dc:creator>
    <meta:creation-date>2022-08-02T06:58:14Z</meta:creation-date>
    <dc:date>2022-08-11T23:00:34Z</dc:date>
  </office:meta>
</office:document-meta>
</file>